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0e0e0"/>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paragraph-properties fo:margin-bottom="0.1667in"/>
      <style:text-properties style:font-name="Songti TC" fo:font-size="12.0pt" fo:background-color="#e0e0e0"/>
    </style:style>
    <style:style style:name="P6"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3.11.24 03:19   |   <text:a xlink:type="simple" xlink:href="http://palinfo.habago.org/Entry?Command=Information_PrintForum&amp;iPage=462#FORUM32079"><text:span text:style-name="T2">#</text:span></text:a></text:p>
      <text:p text:style-name="P2"><text:span text:style-name="T1">這是正在聽的</text:span>. <text:span text:style-name="T1">嚴重警告</text:span>: <text:span text:style-name="T1">會美死人哦</text:span>...<text:line-break/><text:line-break/><text:span text:style-name="T1">第二個是朗朗今晚在金馬獎的彈奏</text:span><text:line-break/><text:line-break/>https://www.youtube.com/watch?v=fIgU9aNpb9k<text:line-break/><text:line-break/>https://www.youtube.com/watch?v=65fWDKsxLrk</text:p>
      <text:p text:style-name="P1"><text:span text:style-name="T1">怡靜</text:span><text:s/>  |  2013.11.20 23:12   |   <text:a xlink:type="simple" xlink:href="http://palinfo.habago.org/Entry?Command=Information_PrintForum&amp;iPage=462#FORUM32078"><text:span text:style-name="T2">#</text:span></text:a></text:p>
      <text:p text:style-name="P3"><text:span text:style-name="T1">最近聽到的一首歌和閱讀的一篇文章</text:span><text:line-break/><text:line-break/>We Are America - close Guantanamo, say Esperanza Spalding, Stevie Wonder, Harry Belafonte, Janelle Monáe<text:line-break/><text:line-break/>http://stopwar.org.uk/news/we-are-america-close-guantanamo-say-esperanza-spalding-stevie-wonder-harry-belafonte-janelle-monae#.UozPYmTN-uN<text:line-break/><text:line-break/>========<text:line-break/>Confessions of a Drone Warrior<text:line-break/><text:line-break/>http://www.gq.com/news-politics/big-issues/201311/drone-uav-pilot-assassination</text:p>
      <text:p text:style-name="P1"><text:span text:style-name="T1">怡靜</text:span><text:s/>  |  2013.11.20 09:52   |   <text:a xlink:type="simple" xlink:href="http://palinfo.habago.org/Entry?Command=Information_PrintForum&amp;iPage=462#FORUM32077"><text:span text:style-name="T2">#</text:span></text:a></text:p>
      <text:p text:style-name="P2">Josef Koudelka(<text:span text:style-name="T1">以</text:span>Invasion 68: Prague(<text:span text:style-name="T1">布拉格之春</text:span>)<text:span text:style-name="T1">攝影集聞名）的最新攝影集</text:span><text:s/><text:span text:style-name="T1">以巴勒斯坦與以色列的隔離牆爲主題</text:span><text:line-break/><text:line-break/>Wall: Israeli and Palestinian Landscapes<text:line-break/><text:line-break/><text:span text:style-name="T1">這裡是他的專訪</text:span>(part 1)<text:span text:style-name="T1">及部分照片</text:span><text:line-break/><text:line-break/>http://lens.blogs.nytimes.com/2013/11/19/josef-koudelka-formed-by-the-world/?_r=0</text:p>
      <text:p text:style-name="P1"><text:span text:style-name="T1">陳真</text:span><text:s/>  |  2013.11.14 10:55   |   <text:a xlink:type="simple" xlink:href="http://palinfo.habago.org/Entry?Command=Information_PrintForum&amp;iPage=462#FORUM32076"><text:span text:style-name="T2">#</text:span></text:a></text:p>
      <text:p text:style-name="P4">住在台北還是比較幸福一些<text:span text:style-name="T3">,</text:span>就看電影這一點而言<text:span text:style-name="T3">. <text:line-break/><text:line-break/></text:span>侯孝賢當家的金馬影展水平比較好<text:span text:style-name="T3">,</text:span>包括那幾部我準備帶進棺材的<text:span text:style-name="T3">,</text:span>例如俘虜<text:span text:style-name="T3">,</text:span>頤和園等等<text:span text:style-name="T3">,</text:span>而且婁燁還要隨片登台哦<text:span text:style-name="T3">.<text:line-break/><text:line-break/>http://www.goldenhorse.org.tw/ui/index.php?class=ghff&amp;func=programme<text:line-break/><text:line-break/></text:span>另外還有光點<text:span text:style-name="T3">,</text:span>有不少好電影<text:span text:style-name="T3">,</text:span>例如犧牲<text:span text:style-name="T3">,</text:span>看一千遍都不會膩<text:span text:style-name="T3">,</text:span>俄國塔可夫斯基導演<text:span text:style-name="T3">, </text:span>柏格曼和蘇古諾夫最推崇的導演<text:span text:style-name="T3">. </text:span>柏格曼說自己能看得見藝術殿堂<text:span text:style-name="T3">,</text:span>但始終進不去<text:span text:style-name="T3">, </text:span>只能在外面瞻仰<text:span text:style-name="T3">, </text:span>然而卻看到殿堂中有個人悠游自在<text:span text:style-name="T3">,</text:span>那個人名叫塔可夫斯基<text:span text:style-name="T3">,</text:span>蘇古諾夫就是塔可夫斯基所提拔<text:span text:style-name="T3">,</text:span>被視為其傳人<text:span text:style-name="T3">.<text:line-break/><text:line-break/></text:span>另外有波蘭斯基和阿莫多瓦及賈樟柯和歐容及阿思哈法哈帝和阿布戴科西胥及侯孝賢和陳凱歌史丹利庫柏立克等人的新舊作例如之前提到的分居風暴還有侯孝賢的法語片紅氣球等等<text:span text:style-name="T3">.<text:line-break/><text:line-break/></text:span>一部片<text:span text:style-name="T3">,</text:span>只要稍微有點不通俗不下三濫或不夠智障<text:span text:style-name="T3">,</text:span>就不可能在台南上映<text:span text:style-name="T3">. </text:span>台南每天演的不是<text:span text:style-name="T3"><text:s/>"</text:span>巨片<text:span text:style-name="T3">" </text:span>就是爛到流汁的那些賣座國片<text:span text:style-name="T3">. </text:span>有時還真想念以前大學生很少而且相當崇洋媚外的年代<text:span text:style-name="T3">,</text:span>那個年代<text:span text:style-name="T3">,</text:span>大學生出門手上喜歡抱著原文書<text:span text:style-name="T3">,</text:span>而且有英文字的那一面向外<text:span text:style-name="T3">,</text:span>看電影一定看得獎洋片<text:span text:style-name="T3">,</text:span>喜歡談高達楚浮<text:span text:style-name="T3">,</text:span>講起國片就會做出嘔吐狀<text:span text:style-name="T3">,</text:span>認為那些東西是<text:span text:style-name="T3"><text:s/>"</text:span>給女工看的<text:span text:style-name="T3">". </text:span>交女朋友若帶去看國片是不可能交到的<text:span text:style-name="T3">,</text:span>至少也要帶去看什麼誰來晚餐或誰沒吃早餐之類<text:span text:style-name="T3">.<text:line-break/><text:line-break/></text:span>大學時我在學校負責辦過影展<text:span text:style-name="T3">,</text:span>以<text:span text:style-name="T3"><text:s/>"</text:span>很會看電影<text:span text:style-name="T3">" </text:span>聞名<text:span text:style-name="T3">,</text:span>記得有一個粉絲型的同學逢人就說我藝術品味非凡<text:span text:style-name="T3">,</text:span>有一天<text:span text:style-name="T3">,</text:span>他向人如此介紹我<text:span text:style-name="T3">,</text:span>故意在別人面前問我最近有沒有特別喜歡什麼電影<text:span text:style-name="T3">,</text:span>或一生中最喜歡什麼電影等等<text:span text:style-name="T3">,</text:span>希望我給一些很深奧的答案<text:span text:style-name="T3">. <text:line-break/><text:line-break/></text:span>我回答說我最近發現一個導演叫侯孝賢<text:span text:style-name="T3">,</text:span>拍了一部童年往事非常好看<text:span text:style-name="T3">,</text:span>我看了差不多<text:span text:style-name="T3">30</text:span>遍<text:span text:style-name="T3">. </text:span>他聽了很尷尬說那不是國片嗎<text:span text:style-name="T3">? </text:span>於是又要我舉一部<text:span text:style-name="T3">,</text:span>我說俘虜<text:span text:style-name="T3">,</text:span>結果他還是很尷尬<text:span text:style-name="T3">. </text:span>我知道他希望我說高達<text:span text:style-name="T3">,</text:span>雷奈之類<text:span text:style-name="T3">,</text:span>但我偏不說<text:span text:style-name="T3">,</text:span>因為侯孝賢和他們不相上下<text:span text:style-name="T3">. <text:line-break/><text:line-break/></text:span>那個年代是完全看不起國片的<text:span text:style-name="T3">,</text:span>即使裏頭有著不可思議的珍珠<text:span text:style-name="T3">,</text:span>照樣鄙視<text:span text:style-name="T3">,</text:span>因為人們其實根本沒有半點鑑賞能力<text:span text:style-name="T3">,</text:span>對作品對人都一樣<text:span text:style-name="T3">,</text:span>人們只是看你的頭銜身份或最好有出國比賽得獎來決定你的價值和能力<text:span text:style-name="T3">,</text:span>他並不是真的能夠鑑別優劣<text:span text:style-name="T3">. <text:line-break/><text:line-break/></text:span>別說是藝術領域<text:span text:style-name="T3">,</text:span>即便是人文專業學術也一樣<text:span text:style-name="T3">,</text:span>蠢到爆的一堆馬文才當道<text:span text:style-name="T3">,</text:span>個個顧盼自雄<text:span text:style-name="T3">,</text:span>儼然什麼大師<text:span text:style-name="T3">,</text:span>唐伯虎若去笑他們<text:span text:style-name="T3">,</text:span>人們只會反過來笑你唐伯虎是哪根蔥啊<text:span text:style-name="T3">,</text:span>怎麼還笑咱們馬教授馬大師呢<text:span text:style-name="T3">? </text:span>笑死人了<text:span text:style-name="T3">.<text:line-break/><text:line-break/></text:span>當今國片卻大行其道<text:span text:style-name="T3">,</text:span>品質低劣到真難想像有人能如此低能<text:span text:style-name="T3">,</text:span>能拍出爛到這種嚇死人的地步的爛片<text:span text:style-name="T3">,</text:span>確實也不簡單<text:span text:style-name="T3">,</text:span>但這些爛到不可思議的電影卻一部比一部賣座<text:span text:style-name="T3">,</text:span>台灣若不是鬼島<text:span text:style-name="T3">,</text:span>什麼是鬼島<text:span text:style-name="T3">? </text:span>文化空洞<text:span text:style-name="T3">,</text:span>一片荒蕪<text:span text:style-name="T3">,</text:span>整天什麼電音三太子什麼黃小鴨<text:span text:style-name="T3">,</text:span>媽的<text:span text:style-name="T3">,</text:span>住在鬼島<text:span text:style-name="T3">,</text:span>真是精神刑求<text:span text:style-name="T3">.</text:span></text:p>
      <text:p text:style-name="P1"><text:span text:style-name="T1">陳真</text:span><text:s/>  |  2013.11.13 00:32   |   <text:a xlink:type="simple" xlink:href="http://palinfo.habago.org/Entry?Command=Information_PrintForum&amp;iPage=462#FORUM32075"><text:span text:style-name="T2">#</text:span></text:a></text:p>
      <text:p text:style-name="P2">pascal mercier <text:span text:style-name="T1">就是小說</text:span><text:s/>night train to Lisbon<text:span text:style-name="T1">的作者</text:span>,<text:span text:style-name="T1">本名叫</text:span><text:s/>peter bieri,<text:span text:style-name="T1">一個瑞士的哲學家</text:span></text:p>
      <text:p text:style-name="P1"><text:span text:style-name="T1">陳真</text:span><text:s/>  |  2013.11.12 11:15   |   <text:a xlink:type="simple" xlink:href="http://palinfo.habago.org/Entry?Command=Information_PrintForum&amp;iPage=462#FORUM32074"><text:span text:style-name="T2">#</text:span></text:a></text:p>
      <text:p text:style-name="P4"><text:span text:style-name="T3">(</text:span>續<text:span text:style-name="T3">)<text:line-break/>pascal mercier </text:span>這麼說<text:span text:style-name="T3">:<text:line-break/><text:line-break/>"</text:span>每當我閱讀報紙、聽收音機，或坐在咖啡座留意人們的談話時，心中常湧起厭惡感──為那些一再重複使用的措辭，空洞的言詞或譬喻感到厭煩。最糟糕的是，當我聽到自己的言談後卻不得不承認，自己也一樣<text:span text:style-name="T3">.</text:span>言詞已被徹底使用和毀壞。破損的言詞還有意義嗎？<text:span text:style-name="T3">...</text:span>我彷彿走到沙灘上<text:span text:style-name="T3">,</text:span>伸直脖子迎著風<text:span text:style-name="T3">, </text:span>滿心希望那風冰涼<text:span text:style-name="T3">, </text:span>遠超過本地的風<text:span text:style-name="T3">,</text:span>吹走體內所有已然損壞的言詞和空洞乏味的說話習慣<text:span text:style-name="T3">, </text:span>如此一來<text:span text:style-name="T3">, </text:span>我便能帶著淨化過的心靈回來<text:span text:style-name="T3">. </text:span>可當我首次必須開口說話<text:span text:style-name="T3">,</text:span>一切卻又和從前一樣<text:span text:style-name="T3">."<text:line-break/><text:line-break/></text:span>除了特定那幾個人的東西之外<text:span text:style-name="T3">,</text:span>我幾乎不看任何白紙黑字了<text:span text:style-name="T3">,</text:span>這不光是對他人言詞的厭惡<text:span text:style-name="T3">, </text:span>更包括對我自己的<text:span text:style-name="T3">. </text:span>雖然我已經寫爆了好幾顆硬碟<text:span text:style-name="T3">,</text:span>但千萬文字始終隱藏地底下<text:span text:style-name="T3">,</text:span>羞於見光<text:span text:style-name="T3">. </text:span>我想<text:span text:style-name="T3">,</text:span>我這輩子大概寫不了一本像樣的書了<text:span text:style-name="T3">;</text:span>我甚至從來不曾看過也不敢看自己寫的東西印刷成書籍報刊<text:span text:style-name="T3">,</text:span>就猶如我從不想看見鏡中的自己<text:span text:style-name="T3">;</text:span>每天來到梳洗台前刷牙洗臉<text:span text:style-name="T3">,</text:span>我始終閉上眼睛<text:span text:style-name="T3">,</text:span>避免看見自己<text:span text:style-name="T3">.<text:line-break/><text:line-break/></text:span>我想說的<text:span text:style-name="T3">,</text:span>始終說不出來<text:span text:style-name="T3">;</text:span>而被說出來的那些<text:span text:style-name="T3">,</text:span>與我想說的何干<text:span text:style-name="T3">? </text:span>我需要一種表達方式<text:span text:style-name="T3">,</text:span>但從未找到<text:span text:style-name="T3">. </text:span>維根斯坦在<text:span text:style-name="T3">TRACTATUS</text:span>卷頭語引用一段話<text:span text:style-name="T3">: "</text:span>扣除吼叫和抱怨<text:span text:style-name="T3">,</text:span>一個人一生中所能說出的話不會超過三個字<text:span text:style-name="T3">." </text:span>然而我們卻訴說了無謂的千言萬語<text:span text:style-name="T3">.<text:line-break/><text:line-break/></text:span>我約莫能想像為何卡蜜兒一直創作卻一直敲毀自己的作品<text:span text:style-name="T3">;</text:span>天才尚且無法說出<text:span text:style-name="T3">,</text:span>何況凡夫俗子<text:span text:style-name="T3">? </text:span>一個有著巨大痛苦與豐富感受的生命<text:span text:style-name="T3">,</text:span>卻只能像貓狗一樣<text:span text:style-name="T3">,</text:span>反覆發出同樣的叫聲<text:span text:style-name="T3">.<text:line-break/><text:line-break/></text:span>我忘了是誰說的了<text:span text:style-name="T3">(</text:span>大仲馬<text:span text:style-name="T3">?): "</text:span>人類承受痛苦<text:span text:style-name="T3">,</text:span>唯神能訴<text:span text:style-name="T3">." </text:span>痛苦者無法言語<text:span text:style-name="T3">,</text:span>唯有苦樂主宰方能說出<text:span text:style-name="T3">. </text:span>再繁雜深邃的悲歡<text:span text:style-name="T3">,</text:span>透過天才之口<text:span text:style-name="T3">,</text:span>到頭來也不過幾行詩句<text:span text:style-name="T3">.<text:line-break/><text:line-break/></text:span>維根斯坦說<text:span text:style-name="T3">,"</text:span>最好的藝術就是什麼都不說<text:span text:style-name="T3">." </text:span>因為越說離那不可說的越遠<text:span text:style-name="T3">. </text:span>可是<text:span text:style-name="T3">,</text:span>人們還是忍不住想說出<text:span text:style-name="T3">,</text:span>一條狗僅管了解其叫聲之單薄蒼白與可笑<text:span text:style-name="T3">,</text:span>但牠依然訴說<text:span text:style-name="T3">.<text:line-break/><text:line-break/></text:span>也許有這麼一種方法<text:span text:style-name="T3">: to say something ineffable by saying nothing. </text:span>我想藉著什麼都不說的訴說方式來說出那些我們真正想說卻說不出來的<text:span text:style-name="T3">,</text:span>但我知道這事無法成就<text:span text:style-name="T3">,</text:span>因為唯神能訴<text:span text:style-name="T3">.</text:span></text:p>
      <text:p text:style-name="P1"><text:span text:style-name="T1">陳真</text:span><text:s/>  |  2013.11.12 03:09   |   <text:a xlink:type="simple" xlink:href="http://palinfo.habago.org/Entry?Command=Information_PrintForum&amp;iPage=462#FORUM32073"><text:span text:style-name="T2">#</text:span></text:a></text:p>
      <text:p text:style-name="P5">英文有句話說<text:span text:style-name="T3"><text:s/>render someone speechless,</text:span>讓人啞口無言<text:span text:style-name="T3">,</text:span>無話可說<text:span text:style-name="T3">,</text:span>大概就是我看完阿巴斯的<text:span text:style-name="T3"><text:s/>"like someone in love" (</text:span>像戀人一樣<text:span text:style-name="T3">)</text:span>的感受<text:span text:style-name="T3">. </text:span>家裏有<text:span text:style-name="T3"><text:s/>MOD</text:span>的可以找到這部片<text:span text:style-name="T3">.<text:line-break/><text:line-break/></text:span>馬丁史柯西斯說得對<text:span text:style-name="T3">,</text:span>這是我對於藝術這樣一種東西所能想像最純粹最乾淨的一種表達方式<text:span text:style-name="T3">. </text:span>這電影什麼也沒說<text:span text:style-name="T3">,</text:span>但也正因如此而彷彿說了一切<text:span text:style-name="T3">. <text:line-break/><text:line-break/></text:span>我倒是頭一回聽到高達讚美人<text:span text:style-name="T3">.<text:line-break/><text:line-break/></text:span>陳真<text:span text:style-name="T3"><text:line-break/>========================<text:line-break/>http://app.atmovies.com.tw/movie/movie.cfm?action=extend&amp;exid=flel4184328702<text:line-break/><text:line-break/></text:span>《像戀人一樣》<text:span text:style-name="T3"><text:line-break/><text:line-break/></text:span>「電影始於格里菲斯，止於阿巴斯」<text:span text:style-name="T3"> <text:line-break/></text:span>─尚盧高達（<text:span text:style-name="T3">Jean-Luc Godard</text:span>）<text:span text:style-name="T3"> <text:line-break/><text:line-break/></text:span>「阿巴斯表現出電影最高層次的藝術」<text:span text:style-name="T3"> <text:line-break/></text:span>─馬丁史柯西斯（<text:span text:style-name="T3">Martin Scorsese</text:span>）<text:span text:style-name="T3"> <text:line-break/><text:line-break/></text:span>阿巴斯奇亞洛斯塔米是伊朗國寶級電影導演，連高達及馬丁史柯西斯兩位重量級導演都推崇至極，顯見阿巴斯非同凡響的大師地位。他不僅是導演，同時也是編劇、攝影師與製片，更是一名詩人。他的電影總以簡單樸實的手法，讓觀眾慢慢感受角色間流動的情緒變化，再不著痕跡地帶出微妙的情感與主題。<text:span text:style-name="T3"> <text:line-break/><text:line-break/></text:span>阿巴斯奇亞洛斯塔米<text:span text:style-name="T3">1940</text:span>年<text:span text:style-name="T3">6</text:span>月<text:span text:style-name="T3">22</text:span>日出生於伊朗首都德黑蘭。大學主修美術，畢業之後先是從事平面廣告設計及廣告短片製作，後來受伊朗青少年智力發展研究中心（<text:span text:style-name="T3">the Center for Intellectual Development of Children and Young Adults</text:span>）之邀，進行教學紀錄片的拍攝，展開他的電影導演生涯，自此成為當代伊朗電影最為重要的代表人物。除了電影外，阿巴斯還舉辦過攝影展，同時對於詩創作等領域都有極高成就。<text:span text:style-name="T3"> <text:line-break/><text:line-break/></text:span>至今拍攝超過<text:span text:style-name="T3">40</text:span>部影片。「柯克三部曲」─《何處是我朋友的家》、《生生長流》、《橄欖樹下的情人》是他享譽國際的代表作，《櫻桃的滋味》一片獲得坎城影展金棕櫚獎，《風帶著我來》則獲得威尼斯影展評審團大獎。這次新片《像戀人一樣》首度挑戰日本電影，仍維持阿巴斯一貫的風格，餘韻無窮的編導讓觀眾著迷不已。</text:p>
      <text:p text:style-name="P1"><text:span text:style-name="T1">陳真</text:span><text:s/>  |  2013.11.09 15:29   |   <text:a xlink:type="simple" xlink:href="http://palinfo.habago.org/Entry?Command=Information_PrintForum&amp;iPage=462#FORUM32072"><text:span text:style-name="T2">#</text:span></text:a></text:p>
      <text:p text:style-name="P4">我真的很害怕台灣人<text:span text:style-name="T3">,</text:span>品性各方面難以恭維<text:span text:style-name="T3">,</text:span>很難信任<text:span text:style-name="T3">.</text:span>包括醫療在內<text:span text:style-name="T3">,</text:span>各行各業十分黑心<text:span text:style-name="T3">,</text:span>只要有最大利潤<text:span text:style-name="T3">,</text:span>無惡不作<text:span text:style-name="T3">,</text:span>不把別人死活當一回事<text:span text:style-name="T3">. </text:span>動物當然就更慘了<text:span text:style-name="T3">.<text:line-break/><text:line-break/></text:span>陳真<text:span text:style-name="T3"><text:line-break/><text:line-break/>===========<text:line-break/></text:span>蛋一顆要<text:span text:style-name="T3">10</text:span>元　動保團體轟統一味全：虐雞還賣這麼貴！<text:span text:style-name="T3"><text:line-break/><text:line-break/>NOWnews-2013</text:span>年<text:span text:style-name="T3">11</text:span>月<text:span text:style-name="T3">08</text:span>日<text:span text:style-name="T3"><text:s/></text:span>下午<text:span text:style-name="T3">18:46 <text:line-break/><text:line-break/></text:span>記者李鴻典／台北報導有關台灣動物社會研究會召開記者會指出統一與味全公司之雞蛋產品廣告意涵與實際飼養狀況之差距問題，農委會今<text:span text:style-name="T3">(8)</text:span>日表示，目前採傳統籠飼方式生產雞蛋雖無違法問題，但業者廣告時應提供消費者正確訊息，且統一及味全雞蛋產品單顆售價<text:span text:style-name="T3"><text:s/>(</text:span>約<text:span text:style-name="T3">6-10</text:span>元<text:span text:style-name="T3">)</text:span>確與傳統籠飼者<text:span text:style-name="T3">(</text:span>約<text:span text:style-name="T3">4-5</text:span>元<text:span text:style-name="T3">)</text:span>存有價差，應有向消費者明確解釋的義務。<text:span text:style-name="T3"><text:line-break/><text:line-break/></text:span>食品安全危機每天爆，現在又傳出雞蛋也是廣告事實差很大。台灣動物社會研究會昨日踢爆統一、味全旗下生產、販售的雞蛋，標榜健康母雞生產，還有自然放牧的照片，但事實上拍到的養雞場，都是待在格子籠，嚴重還出現四隻雞擠在一個<text:span text:style-name="T3">A4</text:span>寬的籠子裡，互相啄羽、踩踏，而這些雞蛋到了市面上，竟然要價十元，比一般雞蛋三元還要貴。<text:span text:style-name="T3"><text:line-break/><text:line-break/></text:span>台灣動物社會研究會指出，科學研究早已證實，工廠化密集生產的格子籠飼養方式，母雞毫無正常休息、梳理羽毛、砂浴、相互閃躲的空間<text:span text:style-name="T3">…</text:span>。其飼養環境容易造成雞隻呼吸及腸道疾病、癱瘓、骨折、死亡！在緊迫的環境裡，雞農為了預防疾病與損失，只好投藥或在飼料中添加各類預防性抗生素。集約飼養對動物福利、藥物殘留及對人體健康與環境的傷害有極大影響。台灣動物社會研究會表示，因此可以說統一元氣蛋完全「沒元氣」；味全自然蛋完全「不自然」！但兩家公司的廣告、包裝，都意圖誤導民眾－－以為產蛋母雞都是生活在自由、健康的環境，快樂生蛋！<text:span text:style-name="T3"><text:line-break/><text:line-break/></text:span>根據消保法規定，企業經營者應致力「充實」消費資訊，也應確保廣告內容之真實，其對消費者所負之義務，不得低於廣告之內容。味全與統一販售虐待母雞的格子籠蛋，還宣稱純淨、高品質、元氣、自然，明顯欺騙消費者。<text:span text:style-name="T3"><text:line-break/><text:line-break/></text:span>虐待雞！怎會有好蛋？台灣動物社會研究會長期關注產蛋母雞動物福利及產業提升，在歐盟於<text:span text:style-name="T3">2012</text:span>年全面禁止以虐待雞的格子籠方式飼養蛋雞，且美國各州及澳洲、紐西蘭<text:span text:style-name="T3">…</text:span>等國也相繼研擬政策、計畫跟進後，台灣食品產業龍頭卻不思跟上國際進步潮流，制訂「動物福利雞蛋政策」，生產販售善待母雞的真正好蛋給消費者。這樣還能宣稱自己是「良心事業」？<text:span text:style-name="T3"><text:line-break/><text:line-break/></text:span>台灣動物社會研究會指出，根據消保法規定，企業經營者應致力「充實」消費資訊，也應確保廣告內容之真實，其對消費者所負之義務，不得低於廣告之內容。味全與統一販售虐待母雞的格子籠蛋，還宣稱純淨、高品質、元氣、自然，明顯欺騙消費者。食品龍頭更應制定動物福利產品政策，讓自家或與配合的養雞場逐步改變雞蛋生產方式，朝向對動物、環境更友善的自由放牧、平飼或豐富籠發展，以避免繼續成為虐待動物、傷害環境的幫兇！且味全、統一除了自營品牌外，還掌握超商、超市及有機店等重大通路，更應落實企業社會責任（<text:span text:style-name="T3">CSR</text:span>）！動物社會研究會執行長朱增宏說：「良心」不能只靠嘴巴說，應具體以實際銷售通路支持「友善畜牧」生產系統，並列出逐年提高動物福利雞蛋販售的比率。<text:span text:style-name="T3"><text:line-break/><text:line-break/></text:span>對於味全、統一<text:span text:style-name="T3">2</text:span>廠商可能涉及標示、廣告誇大及價位偏高等部分，農委會今日表示，將提供其來源牧場資料給衛福部及行政院消保處，必要時亦將配合赴該等牧場進行查核。<text:span text:style-name="T3"><text:line-break/><text:line-break/></text:span>針對傳統籠飼是以<text:span text:style-name="T3">A4</text:span>紙面積<text:span text:style-name="T3">(</text:span>約<text:span text:style-name="T3">630 cm2)</text:span>飼養<text:span text:style-name="T3">4</text:span>隻蛋雞的說法，農委會指出，過度密飼會影響雞隻健康及產蛋性能，所以傳統籠飼雞籠設計是以能發揮最大生產效率為概念。蛋雞飼養在正常產蛋期間，以目前最常見每籠飼養<text:span text:style-name="T3">3</text:span>隻蛋雞的雞籠為例，其寬<text:span text:style-name="T3">30-36cm</text:span>、深<text:span text:style-name="T3">36-45cm</text:span>，平均每隻至少<text:span text:style-name="T3">360cm2</text:span>；另以高床或密閉雞舍直立式雞籠為例，平均每隻至少<text:span text:style-name="T3">329 cm2</text:span>，與各國採傳統籠飼平均<text:span text:style-name="T3">300-350 cm2</text:span>近似，鮮有以<text:span text:style-name="T3">A4</text:span>紙面積飼養<text:span text:style-name="T3">4</text:span>隻蛋雞情況。<text:span text:style-name="T3"><text:line-break/><text:line-break/></text:span>但在中雞初上籠階段或將瘦小寡產雞隻併籠管理時，可能會有部分籠子的密度稍高，農委會表示，將透過產業團體深入瞭解實際狀況後，針對動保團體反映過於密飼的業者，進行個案勸導改善，儘可能減少類似情形發生。<text:span text:style-name="T3"><text:line-break/><text:line-break/></text:span>農委會表示，友善飼養觀念的植入與推動，宜透過科學研究、產業配合及消費端的拉力，實無法一蹴可及，立法院前於<text:span text:style-name="T3">101</text:span>年召開公聽會，亦決議雞蛋生產系統之標示目前不宜強制，可先由產業自發推動。<text:span text:style-name="T3"><text:line-break/><text:line-break/></text:span>目前農委會已透過動物保護諮議小組之經濟動物工作分組，請專家學者完成研擬「雞蛋生產系統定義與標準<text:span text:style-name="T3">(</text:span>草案<text:span text:style-name="T3">)</text:span>」，其中包含豐富化籠飼、平飼及放牧等<text:span text:style-name="T3">3</text:span>類友善蛋雞生產系統，將循行政程序進行公告，預定<text:span text:style-name="T3">103</text:span>年初可供民間驗證機構參用，使友善生產雞蛋之標示有一致之標準。農委會也呼籲消費者對國內剛起步投入畜禽友善飼養的農民們，以實際購買的行動給予實質的鼓勵與支持。<text:span text:style-name="T3"> </text:span></text:p>
      <text:p text:style-name="P1"><text:span text:style-name="T1">陳真</text:span><text:s/>  |  2013.11.09 15:11   |   <text:a xlink:type="simple" xlink:href="http://palinfo.habago.org/Entry?Command=Information_PrintForum&amp;iPage=462#FORUM32071"><text:span text:style-name="T2">#</text:span></text:a></text:p>
      <text:p text:style-name="P5">我仰慕這位教宗<text:span text:style-name="T3"><text:line-break/><text:line-break/></text:span>陳真<text:span text:style-name="T3"><text:line-break/>====================<text:line-break/></text:span>林中斌／方濟的光芒<text:span text:style-name="T3"> <text:line-break/><text:line-break/></text:span>【聯合報╱林中斌】<text:span text:style-name="T3"><text:s/>2013.11.07 03:54 am <text:line-break/><text:line-break/><text:line-break/></text:span>「請問您對同性戀的看法？」<text:span text:style-name="T3"><text:line-break/><text:line-break/></text:span>「我有何資格評斷他們？」<text:span text:style-name="T3"><text:line-break/><text:line-break/></text:span>講此話非別人，正是天主教<text:span text:style-name="T3">—</text:span>過去一直嚴厲譴責同性戀<text:span text:style-name="T3">—</text:span>今日最高的權威，教宗方濟。講話時間是今年七月<text:span text:style-name="T3">—</text:span>在他就任後四個月。他解釋：「心懷善良、尊敬上帝的人們不都是我們的兄弟嗎？」之後在九月，他反問：「當上帝看到同性戀者，祂會慈愛的肯定他的存在，還是拋棄、譴責他？」<text:span text:style-name="T3"><text:line-break/><text:line-break/></text:span>很多人，包括我在內，原來都不曉得：一九六五年後，梵蒂岡便鼓勵天主教與其他宗教<text:span text:style-name="T3">—</text:span>不只同源的猶太教，尚有印度教、佛教、回教等<text:span text:style-name="T3">—</text:span>進行對話。當時教宗若望廿三世推出革命性的第二次大公會決議，其原始的倡議便出現於一次小型的講道。<text:span text:style-name="T3"><text:line-break/><text:line-break/></text:span>今年五月，在一次小型的講道中，有人問教宗方濟：「天主教徒以外的人會得救嗎？」「我們都會！不只天主教徒。每個人！」「教父啊，那麼無神論者呢？」「甚至無神論者。每個人！」<text:span text:style-name="T3"><text:line-break/><text:line-break/></text:span>這說法的精神在天主教並非全新，但「無神論者亦可能得救」的文字是突破。會成為正式文件嗎？不能排除。<text:span text:style-name="T3"><text:line-break/><text:line-break/></text:span>他進一步解釋：「把人類分割成兩部分，一部分可得救，另一部分不可得救。任何宗教如此說，都是暴力的宗教，會導向戰爭。以上帝之名進行殺戮，那才是最大的褻瀆。信仰上帝並不保證你有道德。」<text:span text:style-name="T3"><text:line-break/><text:line-break/></text:span>今年三月廿三日，教宗方濟就任。他所採取一連串樸素謙卑親民的作法，打破傳統，像連續地震般的撼動世界。特別是同月廿八日去監獄跪下為犯人洗腳並親吻其足，而犯人中有回教徒，甚至是女性回教徒！前任教宗只主持濯足禮而已，並未親自動手，對象無回教徒，更無女性回教徒。二○○一年，他在阿根廷任主教時，曾探望愛滋病患。令醫院大驚的是：他要盆清水，跪洗十二名病患的腳，並親吻其足。<text:span text:style-name="T3"><text:line-break/><text:line-break/></text:span>目前，他已推動改革：清理教會。<text:span text:style-name="T3"><text:line-break/><text:line-break/></text:span>八百年前義大利山區有位富家子，散盡財產救濟窮人，宣揚喜樂和平。因為他看到教廷腐敗，如廟堂崩毀。後來被封為「阿西西的聖方濟」。但是聖方濟不修邊幅、不求權勢、回歸自然的作風顯然一直被教廷含蓄的排斥在外。所以，長達八世紀之久，無新任教宗採用方濟之名，直至今年才破例。近來教廷醜聞氾濫，又再度面臨精神廟堂坍塌的危機，急需今日的方濟整頓。九月，多明尼加主教因性侵停職；十月，德國主教因奢華醜聞停職。<text:span text:style-name="T3"><text:line-break/><text:line-break/></text:span>未來，他將帶來三項影響：<text:span text:style-name="T3"><text:line-break/><text:line-break/></text:span>一、信徒回流。過去卅五年，天主教四分之一的信徒流失了。他們已在回頭打量教宗方濟。雖然，天主教保守派對他不滿，但是他獲得大多數的支持。美國三月一份民調顯示百分之六十一信徒支持他寬容對待同性戀；十月一份民調顯示百分之七十信徒支持他的改革。<text:span text:style-name="T3"><text:line-break/><text:line-break/></text:span>二、跨越宗教。九月底，他宣布兩位前教宗<text:span text:style-name="T3">—</text:span>若望廿三世和保祿二世<text:span text:style-name="T3">—</text:span>明年封聖。這是史無前例的事件。雖然前者是改革派英雄，後者是保守派偉人，兩者都致力於跨越宗教藩籬的對話。料想教宗方濟將更進一步。<text:span text:style-name="T3"><text:line-break/><text:line-break/></text:span>三、帶動和平。戰雲密布的中東在今年九月突然閃射和平的曙光。十二日敘利亞同意交出化學武器，廿九日伊朗同意停止發展核子武器。巧的是九月五日，教宗寫公開信給各國領袖呼籲避免軍事干預多用外交協商。類此以行動關切和平，將是教宗方濟的旗號。<text:span text:style-name="T3"><text:line-break/><text:line-break/></text:span>（作者曾任華府喬治城大學外交學院講座教授，國防部前副部長）<text:span text:style-name="T3"> <text:line-break/><text:line-break/></text:span>【<text:span text:style-name="T3">2013/11/05 </text:span>聯合報】<text:span text:style-name="T3">@ http://udn.com/<text:line-break/></text:span></text:p>
      <text:p text:style-name="P1"><text:span text:style-name="T1">秉叡</text:span><text:s/>  |  2013.11.04 04:25   |   <text:a xlink:type="simple" xlink:href="http://palinfo.habago.org/Entry?Command=Information_PrintForum&amp;iPage=462#FORUM32070"><text:span text:style-name="T2">#</text:span></text:a></text:p>
      <text:p text:style-name="P4">轉自：<text:span text:style-name="T3">Abdullah in Taiwan </text:span>認識穆斯林與伊斯蘭議題之窗<text:span text:style-name="T3"><text:line-break/><text:line-break/><text:line-break/></text:span>【<text:span text:style-name="T3">Ilan Pappe</text:span>：重新拾回猶太信仰的價值】<text:span text:style-name="T3"><text:line-break/><text:line-break/></text:span>以色列籍歷史學者<text:span text:style-name="T3">Ilan Pappe</text:span>撰文，談到重新拾回猶太信仰價值，是改變巴勒斯坦困境的第一步。<text:span text:style-name="T3"><text:line-break/><text:line-break/></text:span>該文先從<text:span text:style-name="T3">19</text:span>世紀末歷史談起，當時<text:span text:style-name="T3">Zionism</text:span>並沒有受到多數猶太人支持。信仰虔誠的猶太人認為「回歸巴勒斯坦」不是重點，重點應放在個人與上帝之間的關係。世俗主義的猶太人則認為唯有更多元與開放的世界才能解除猶太人的困境，而這個<text:span text:style-name="T3">Zionism</text:span>民族主義運動對他們來說，反而沒有什麼吸引力。<text:span text:style-name="T3"><text:line-break/><text:line-break/></text:span>此外，世俗猶太人發現<text:span text:style-name="T3">Zionism</text:span>本身論述充滿矛盾。<text:span text:style-name="T3">Zionism</text:span>本質是世俗民族主義運動，卻借用聖經來殖民巴勒斯坦。換句話說，這些人<text:span text:style-name="T3">(Zionist)</text:span>不信神，卻相信神對回歸巴勒斯坦的保證。<text:span text:style-name="T3"><text:line-break/><text:line-break/></text:span>強硬派的<text:span text:style-name="T3">Zionists</text:span>深知，殖民化巴勒斯坦，光靠移民是不夠的。因此必須有系統對當地人進行種族清洗<text:span text:style-name="T3">(Ethnic Cleansing)</text:span>。<text:span text:style-name="T3"><text:line-break/><text:line-break/></text:span>事實上，過去聖經在猶太人教育系統中，從未被作為任何政治與民族主義的工具。猶太人沒有權利去結束「流亡」。結束流亡狀態只有在神的應允之下，而非透過人為刻意的推動。<text:span text:style-name="T3"><text:line-break/><text:line-break/></text:span>不過諷刺的，當今世俗<text:span text:style-name="T3">Zionist</text:span>最大的成就即創造了宗教<text:span text:style-name="T3">Zionist</text:span>元素。最明顯的例子在<text:span text:style-name="T3">1967</text:span>年戰爭後，猶太教士使用聖經作為佔領巴勒斯坦土地（西岸與東耶路撒冷）的合法依據。<text:span text:style-name="T3"><text:line-break/><text:line-break/>1990</text:span>年代起，宗教狂熱思潮與極端民族主義兩者融合。不過這兩者間的結合反而讓美國年輕的猶太人與其他地區的猶太人敬而遠之。失去海外猶太人支持的以色列政府，轉為依賴美國的基督教<text:span text:style-name="T3">Zionists</text:span>的支持。<text:span text:style-name="T3"><text:line-break/><text:line-break/></text:span>至於如何改變現在這種宗教與民族主義的主流現狀？<text:span text:style-name="T3"><text:line-break/><text:line-break/></text:span>首先開始回溯猶太人的歷史資產。<text:span text:style-name="T3"><text:line-break/><text:line-break/></text:span>在以色列成立前，猶太教、基督教與伊斯蘭的信仰者，和平共處生活在這塊土地上。對於猶太人而言，必須重新理解猶太教義，並跳脫巴勒斯坦是「猶太國度」的思維。唯有如此，巴勒斯坦才會有朝向和解的第一步。<text:span text:style-name="T3"><text:line-break/><text:line-break/>http://electronicintifada.net/content/reclaiming-judaism-zionism/12859</text:span></text:p>
      <text:p text:style-name="P6"/>
      <text:p text:style-name="P1"><text:span text:style-name="T1">秉叡</text:span><text:s/>  |  2013.11.04 04:24   |   <text:a xlink:type="simple" xlink:href="http://palinfo.habago.org/Entry?Command=Information_PrintForum&amp;iPage=463#FORUM32069"><text:span text:style-name="T2">#</text:span></text:a></text:p>
      <text:p text:style-name="P4">轉自：<text:span text:style-name="T3">Abdullah in Taiwan </text:span>認識穆斯林與伊斯蘭議題之窗<text:span text:style-name="T3"><text:line-break/><text:line-break/><text:line-break/></text:span>【<text:span text:style-name="T3">Ilan Pappe</text:span>：重新拾回猶太信仰的價值】<text:span text:style-name="T3"><text:line-break/><text:line-break/></text:span>以色列籍歷史學者<text:span text:style-name="T3">Ilan Pappe</text:span>撰文，談到重新拾回猶太信仰價值，是改變巴勒斯坦困境的第一步。<text:span text:style-name="T3"><text:line-break/><text:line-break/></text:span>該文先從<text:span text:style-name="T3">19</text:span>世紀末歷史談起，當時<text:span text:style-name="T3">Zionism</text:span>並沒有受到多數猶太人支持。信仰虔誠的猶太人認為「回歸巴勒斯坦」不是重點，重點應放在個人與上帝之間的關係。世俗主義的猶太人則認為唯有更多元與開放的世界才能解除猶太人的困境，而這個<text:span text:style-name="T3">Zionism</text:span>民族主義運動對他們來說，反而沒有什麼吸引力。<text:span text:style-name="T3"><text:line-break/><text:line-break/></text:span>此外，世俗猶太人發現<text:span text:style-name="T3">Zionism</text:span>本身論述充滿矛盾。<text:span text:style-name="T3">Zionism</text:span>本質是世俗民族主義運動，卻借用聖經來殖民巴勒斯坦。換句話說，這些人<text:span text:style-name="T3">(Zionist)</text:span>不信神，卻相信神對回歸巴勒斯坦的保證。<text:span text:style-name="T3"><text:line-break/><text:line-break/></text:span>強硬派的<text:span text:style-name="T3">Zionists</text:span>深知，殖民化巴勒斯坦，光靠移民是不夠的。因此必須有系統對當地人進行種族清洗<text:span text:style-name="T3">(Ethnic Cleansing)</text:span>。<text:span text:style-name="T3"><text:line-break/><text:line-break/></text:span>事實上，過去聖經在猶太人教育系統中，從未被作為任何政治與民族主義的工具。猶太人沒有權利去結束「流亡」。結束流亡狀態只有在神的應允之下，而非透過人為刻意的推動。<text:span text:style-name="T3"><text:line-break/><text:line-break/></text:span>不過諷刺的，當今世俗<text:span text:style-name="T3">Zionist</text:span>最大的成就即創造了宗教<text:span text:style-name="T3">Zionist</text:span>元素。最明顯的例子在<text:span text:style-name="T3">1967</text:span>年戰爭後，猶太教士使用聖經作為佔領巴勒斯坦土地（西岸與東耶路撒冷）的合法依據。<text:span text:style-name="T3"><text:line-break/><text:line-break/>1990</text:span>年代起，宗教狂熱思潮與極端民族主義兩者融合。不過這兩者間的結合反而讓美國年輕的猶太人與其他地區的猶太人敬而遠之。失去海外猶太人支持的以色列政府，轉為依賴美國的基督教<text:span text:style-name="T3">Zionists</text:span>的支持。<text:span text:style-name="T3"><text:line-break/><text:line-break/></text:span>至於如何改變現在這種宗教與民族主義的主流現狀？<text:span text:style-name="T3"><text:line-break/><text:line-break/></text:span>首先開始回溯猶太人的歷史資產。<text:span text:style-name="T3"><text:line-break/><text:line-break/></text:span>在以色列成立前，猶太教、基督教與伊斯蘭的信仰者，和平共處生活在這塊土地上。對於猶太人而言，必須重新理解猶太教義，並跳脫巴勒斯坦是「猶太國度」的思維。唯有如此，巴勒斯坦才會有朝向和解的第一步。<text:span text:style-name="T3"><text:line-break/><text:line-break/>http://electronicintifada.net/content/reclaiming-judaism-zionism/12859</text:span></text:p>
      <text:p text:style-name="P1"><text:span text:style-name="T1">陳真</text:span><text:s/>  |  2013.11.03 05:13   |   <text:a xlink:type="simple" xlink:href="http://palinfo.habago.org/Entry?Command=Information_PrintForum&amp;iPage=463#FORUM32068"><text:span text:style-name="T2">#</text:span></text:a></text:p>
      <text:p text:style-name="P5"><text:span text:style-name="T3">"As I look at you now, I can see all the passions you inspire are completely justified." --"Django Unchained" <text:line-break/><text:line-break/>https://www.youtube.com/watch?v=lP-wrI8G1bE<text:line-break/><text:line-break/></text:span>墓碑上如果能刻上這樣一行字<text:span text:style-name="T3">,</text:span>聽上這樣一首歌<text:span text:style-name="T3">,</text:span>該是多麼美麗的一件事<text:span text:style-name="T3">.</text:span>彷彿生命的一切誤解<text:span text:style-name="T3">,</text:span>痛苦和孤獨都值得了<text:span text:style-name="T3">.<text:line-break/><text:line-break/></text:span>午夜街頭<text:span text:style-name="T3">,</text:span>何故徘徊<text:span text:style-name="T3">? </text:span>白日深淵<text:span text:style-name="T3">,</text:span>為何縱身<text:span text:style-name="T3">? </text:span>一個謎一樣的人<text:span text:style-name="T3">,</text:span>火一般的熱情<text:span text:style-name="T3">,</text:span>儘做些不可解的怪事<text:span text:style-name="T3">,</text:span>他到底怎麼了<text:span text:style-name="T3">? <text:line-break/><text:line-break/></text:span>如果你也能看到她<text:span text:style-name="T3">,</text:span>一切謎底困惑都將煙消雲散<text:span text:style-name="T3">; </text:span>如果你也能看到她<text:span text:style-name="T3">,</text:span>你將灑下熱淚<text:span text:style-name="T3">; </text:span>如果你也能看到她<text:span text:style-name="T3">,</text:span>你也會跟他走上同樣的路<text:span text:style-name="T3">.<text:line-break/><text:line-break/></text:span>我會永遠記得某年某月的那一天<text:span text:style-name="T3">,Django</text:span>橇開鎖鍊<text:span text:style-name="T3">,</text:span>走向自由<text:span text:style-name="T3">,</text:span>為何而戰<text:span text:style-name="T3">. <text:line-break/><text:line-break/></text:span>為什麼<text:span text:style-name="T3">? </text:span>為什麼<text:span text:style-name="T3">? </text:span>為什麼<text:span text:style-name="T3">? </text:span>如果你也能看到她<text:span text:style-name="T3">,</text:span>你會明白為什麼<text:span text:style-name="T3">,</text:span>明白這世上最難解的謎<text:span text:style-name="T3">,</text:span>一切有關熱情的困惑都將消失<text:span text:style-name="T3">,</text:span>不存在了<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